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 table:number-rows-repeated="11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50])" office:value-type="float" office:value="140" calcext:value-type="float">
            <text:p>140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52]-[.B51]" office:value-type="float" office:value="35" calcext:value-type="float">
            <text:p>35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.00.0000</text:date>, <text:time style:data-style-name="N2" text:time-value="20:02:17.5825251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30T20:02:30.843040171</dc:date>
    <meta:editing-duration>PT18H7M33S</meta:editing-duration>
    <meta:editing-cycles>83</meta:editing-cycles>
    <meta:generator>LibreOffice/6.0.7.3$Linux_X86_64 LibreOffice_project/00m0$Build-3</meta:generator>
    <meta:document-statistic meta:table-count="1" meta:cell-count="111" meta:object-count="0"/>
  </office:meta>
</office:document-meta>
</file>